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54" table:default-cell-style-name="ce2"/>
        <table:table-row table:style-name="ro1">
          <table:table-cell table:style-name="ce1" office:value-type="string">
            <text:p>Stand-off length vs component heights</text:p>
          </table:table-cell>
          <table:table-cell table:number-columns-repeated="3"/>
          <table:table-cell office:value-type="string">
            <text:p>All units mm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Standard</text:p>
          </table:table-cell>
          <table:table-cell office:value-type="string">
            <text:p>1U Height (Total)</text:p>
          </table:table-cell>
          <table:table-cell office:value-type="string">
            <text:p>1U Height (actual)</text:p>
          </table:table-cell>
          <table:table-cell office:value-type="string">
            <text:p>Chassis Base Thickness</text:p>
          </table:table-cell>
          <table:table-cell office:value-type="string">
            <text:p>Stand-off Height</text:p>
          </table:table-cell>
          <table:table-cell office:value-type="string">
            <text:p>PCB Thickness</text:p>
          </table:table-cell>
          <table:table-cell office:value-type="string">
            <text:p>Space beneath board</text:p>
          </table:table-cell>
          <table:table-cell office:value-type="string">
            <text:p>Bottom clearance</text:p>
          </table:table-cell>
          <table:table-cell office:value-type="string">
            <text:p>Max component height (bottom)</text:p>
          </table:table-cell>
          <table:table-cell office:value-type="string">
            <text:p>Top clearance</text:p>
          </table:table-cell>
          <table:table-cell office:value-type="string">
            <text:p>Chassis Cover Thickness</text:p>
          </table:table-cell>
          <table:table-cell office:value-type="string">
            <text:p>Max component height (top)</text:p>
          </table:table-cell>
          <table:table-cell office:value-type="string">
            <text:p>DDR2 in socket height</text:p>
          </table:table-cell>
          <table:table-cell office:value-type="string">
            <text:p>Heatsink + FPGA height</text:p>
          </table:table-cell>
          <table:table-cell office:value-type="string">
            <text:p>Airgap</text:p>
          </table:table-cell>
          <table:table-cell table:number-columns-repeated="240"/>
        </table:table-row>
        <table:table-row table:style-name="ro3">
          <table:table-cell office:value-type="string">
            <text:p>TEB</text:p>
          </table:table-cell>
          <table:table-cell table:style-name="Default" table:formula="oooc:=1.75*25.4" office:value-type="float" office:value="44.45">
            <text:p>44.45</text:p>
          </table:table-cell>
          <table:table-cell table:style-name="Default" table:formula="oooc:=1.7*25.4" office:value-type="float" office:value="43.18">
            <text:p>43.18</text:p>
          </table:table-cell>
          <table:table-cell table:style-name="Default" office:value-type="float" office:value="1">
            <text:p>1</text:p>
          </table:table-cell>
          <table:table-cell table:style-name="Default" table:formula="oooc:=0.156*25.4" office:value-type="float" office:value="3.9624">
            <text:p>3.96</text:p>
          </table:table-cell>
          <table:table-cell table:style-name="Default" office:value-type="float" office:value="2">
            <text:p>2</text:p>
          </table:table-cell>
          <table:table-cell table:style-name="Default" table:formula="oooc:=[.E3]-[.D3]" office:value-type="float" office:value="2.9624">
            <text:p>2.96</text:p>
          </table:table-cell>
          <table:table-cell table:style-name="Default" office:value-type="float" office:value="1">
            <text:p>1</text:p>
          </table:table-cell>
          <table:table-cell table:style-name="Default" table:formula="oooc:=[.G3]-[.H3]" office:value-type="float" office:value="1.9624">
            <text:p>1.9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formula="oooc:=[.C3]-[.D3]-[.E3]-[.J3]-[.K3]" office:value-type="float" office:value="36.2176">
            <text:p>36.22</text:p>
          </table:table-cell>
          <table:table-cell table:style-name="Default" table:formula="oooc:=30+3.1+0.5" office:value-type="float" office:value="33.6">
            <text:p>33.6</text:p>
          </table:table-cell>
          <table:table-cell table:style-name="Default" table:formula="oooc:=3.4+19.6" office:value-type="float" office:value="23">
            <text:p>23</text:p>
          </table:table-cell>
          <table:table-cell table:style-name="Default" table:formula="oooc:=[.L3]-[.N3]" office:value-type="float" office:value="13.2176">
            <text:p>13.22</text:p>
          </table:table-cell>
          <table:table-cell table:style-name="Default" table:number-columns-repeated="240"/>
        </table:table-row>
        <table:table-row table:style-name="ro3">
          <table:table-cell office:value-type="string">
            <text:p>ATX</text:p>
          </table:table-cell>
          <table:table-cell table:style-name="Default" table:formula="oooc:=1.75*25.4" office:value-type="float" office:value="44.45">
            <text:p>44.45</text:p>
          </table:table-cell>
          <table:table-cell table:style-name="Default" table:formula="oooc:=1.7*25.4" office:value-type="float" office:value="43.18">
            <text:p>43.18</text:p>
          </table:table-cell>
          <table:table-cell table:style-name="Default" office:value-type="float" office:value="1">
            <text:p>1</text:p>
          </table:table-cell>
          <table:table-cell table:style-name="Default" table:formula="oooc:=0.25*25.4" office:value-type="float" office:value="6.35">
            <text:p>6.35</text:p>
          </table:table-cell>
          <table:table-cell table:style-name="Default" office:value-type="float" office:value="2">
            <text:p>2</text:p>
          </table:table-cell>
          <table:table-cell table:style-name="Default" table:formula="oooc:=[.E4]-[.D4]" office:value-type="float" office:value="5.35">
            <text:p>5.35</text:p>
          </table:table-cell>
          <table:table-cell table:style-name="Default" office:value-type="float" office:value="1">
            <text:p>1</text:p>
          </table:table-cell>
          <table:table-cell table:style-name="Default" table:formula="oooc:=[.G4]-[.H4]" office:value-type="float" office:value="4.35">
            <text:p>4.3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formula="oooc:=[.C4]-[.D4]-[.E4]-[.J4]-[.K4]" office:value-type="float" office:value="33.83">
            <text:p>33.83</text:p>
          </table:table-cell>
          <table:table-cell table:style-name="Default" table:formula="oooc:=30+3.1+0.5" office:value-type="float" office:value="33.6">
            <text:p>33.6</text:p>
          </table:table-cell>
          <table:table-cell table:style-name="Default" table:formula="oooc:=3.4+19.6" office:value-type="float" office:value="23">
            <text:p>23</text:p>
          </table:table-cell>
          <table:table-cell table:style-name="Default" table:formula="oooc:=[.L4]-[.N4]" office:value-type="float" office:value="10.83">
            <text:p>10.83</text:p>
          </table:table-cell>
          <table:table-cell table:style-name="Default" table:number-columns-repeated="240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7">2007/06/07</text:date>, <text:time>15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Francois Kapp</meta:initial-creator>
    <meta:creation-date>2007-06-07T14:37:05</meta:creation-date>
    <dc:creator>Francois Kapp</dc:creator>
    <dc:date>2007-06-07T15:19:06</dc:date>
    <dc:language>en-ZA</dc:language>
    <meta:editing-cycles>6</meta:editing-cycles>
    <meta:editing-duration>PT42M3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